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63H52M13.308051001S" calcext:value-type="time">
            <text:p>1563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3]-[.B303] &gt; 0; [.C303]-[.B3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3]-[.F303] &gt; 0; [.G303]-[.F303]; 0)" office:value-type="time" office:time-value="PT00H00M00S" calcext:value-type="time">
            <text:p>00:00</text:p>
          </table:table-cell>
          <table:table-cell table:formula="of:=[.D303]+[.H3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3">
            <text:p>Pre-/Post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08:06:25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8T17:07:03.723000000</dc:date>
    <meta:editing-duration>P69DT18H6M14S</meta:editing-duration>
    <meta:editing-cycles>1839</meta:editing-cycles>
    <meta:generator>LibreOffice/7.2.6.2$Windows_X86_64 LibreOffice_project/b0ec3a565991f7569a5a7f5d24fed7f52653d754</meta:generator>
    <dc:creator>Benjamin Laws</dc:creator>
    <meta:document-statistic meta:table-count="2" meta:cell-count="2242" meta:object-count="0"/>
  </office:meta>
</office:document-meta>
</file>